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pasado 16 de Mayo tuvimos una nueva reunion para seguir avanzando en el proyecto.</text:p>
      <text:p text:style-name="Standard"/>
      <text:p text:style-name="Standard">En esta reunion volvimos a comentar los articulos de Marcos Cruz, ya que habia perdido los enlaces. Comentamos que seria bueno que los leyera asi como que la introduccion y la conclusion pueden ser buenas referencias para mi propia introduccion que hay que acabar (con retoques y añadiendo las citas). Aparte tendria que mirar que necesito para una buena introduccion en cuanto a comandos latex (cursivas, imagenes, diagramas, codigo, …).</text:p>
      <text:p text:style-name="Standard"/>
      <text:p text:style-name="Standard">Por otra parte Domingo me comento que para la memoria, si hiciera falta rellenar se podria hacer describiendo metodologias, diagramas, ... utilizadas u otros factores en la elaboracion del proyecto. Para esto lo mejor que hemos encontrado es la pagina de carlos blanco en la que aparecen los TFGs que ha supervisado y que viendo los que mas nota han tenido, poder entrar luego en la pagina de la biblioteca (buc unican) para buscar estos TFGs.</text:p>
      <text:p text:style-name="Standard"/>
      <text:p text:style-name="Standard">En tema de implementacion, hemos analizado el metodo que estamos utilizando para la selección de los cuadrados. Sabemos que no es la mejor forma y que si podemos debemos buscar una forma mejor. Sin embargo en caso de que vayamos cogidos de tiempo esta implementacion podria valer. </text:p>
      <text:p text:style-name="Standard"/>
      <text:p text:style-name="Standard">Por otro lado la constante a la que nos referiamos para saber cuando para de mirar cuadrados no era la propia varianza, sino una diferencia (division) entre la varianza real (que conocemos porque sabemos cuantas personas hay en cada cuadrado (coordenadas, matriz)) y la varianza que estamos calculando en base a las personas que marcamos en las imagenes. Nos falta saber si la diferencia se calcula entre el valor real global de todos los cuadrados o vamos siguiendo el mismo numero de cuadrados en cada varianza. Entiendo que es con el mismo numero de cuadrados aunque no lo se.</text:p>
      <text:p text:style-name="Standard"/>
      <text:p text:style-name="Standard">Tambien hemos estado analizando un poco el codigo para recorrer estos cuadrados hasta el momento en el que la constante sea lo mas pequeña posible, y llegamos a la conclusion de que solo haria falta un while, convirtiendo los indices del generador en una lista y esa lista ir recorriendola con un i+1 y despues separando la primera parte del dato que es la fila y la segunda [1] que es la columna.</text:p>
      <text:p text:style-name="Standard"/>
      <text:p text:style-name="Standard">Por ultimo Domingo me comento que para la experimentacion seria bueno tener en cuenta una media aproximada de cuantos cuadrados habria que coger para tener un valor aceptable para la diferencia entre varianzas y por ejemplo que pasaria si cogemos pocos cuadrados, cuanto nos faltaria para llegar a un valor aceptable.y esto se hara con varias fo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5-17T16:17:37.64</meta:creation-date>
    <meta:document-statistic meta:table-count="0" meta:image-count="0" meta:object-count="0" meta:page-count="1" meta:paragraph-count="7" meta:word-count="437" meta:character-count="2571"/>
    <dc:date>2019-05-22T16:05:12.82</dc:date>
    <dc:creator>o </dc:creator>
    <meta:editing-duration>PT11M33S</meta:editing-duration>
    <meta:editing-cycles>1</meta:editing-cycles>
    <meta:generator>OpenOffice/4.1.3$Win32 OpenOffice.org_project/413m1$Build-9783</meta:generator>
  </office:meta>
</office:document-meta>
</file>